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subtitle">
      <style:graphic-properties draw:fill-color="#ffffff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Banco de Dados II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anterio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ase</text:p>
              </text:list-item>
              <text:list-item>
                <text:p>Wh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Trigg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rigger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Os triggers (ou “gatilhos” em português) são uma forma de associar a execução automática de funções a comandos SQL</text:p>
              </text:list-item>
              <text:list-item>
                <text:p>Exemplo: Para um sistema acadêmico. Quando for feito o INSERT de uma nota no sistema, se houver uma tabela TURMA com o campo MÉDIA, essa média deve ser recalculada após cada nota inserid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Quando os triggers são acionados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1">Os triggers podem ser acionados ANTES da </text:span><text:span text:style-name="T1">execução de um SQL ou APÓS</text:span></text:p>
              </text:list-item>
              <text:list-item>
                <text:p><text:span text:style-name="T1">Quando acionados antes usamos a palavra-</text:span><text:span text:style-name="T1">chave BEFORE e quando depois usamos a </text:span><text:span text:style-name="T1">palavra-chave AFTER</text:span></text:p>
              </text:list-item>
              <text:list-item>
                <text:p><text:span text:style-name="T1">Exemplo de trigger do tipo BEFORE: Alter de </text:span><text:span text:style-name="T1">executar um DELETE em um administrador do </text:span><text:span text:style-name="T1">sistema podemos verificar se existe outro </text:span><text:span text:style-name="T1">administrador cadastrado</text:span></text:p>
              </text:list-item>
              <text:list-item>
                <text:p><text:span text:style-name="T1">Exemplo de trigger AFTER: Gerar e/ou atualizar </text:span><text:span text:style-name="T1">dado estatístico em alguma tabela relacionad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Com quais comandos podemos usar os triggers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s triggers podem ser executados ANTES ou DEPOIS dos seguintes comandos: UPDATE, INSERT e DELETE</text:p>
              </text:list-item>
              <text:list-item>
                <text:p>Não existem triggers, nas versões atuais do PL/pgSQL para o SELECT</text:p>
              </text:list-item>
              <text:list-item>
                <text:p>O Postgres também possui trigger para o comando TRUNCATE (comando que deleta todos os dados de uma tabel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eculiaridades do Postgr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lém de possibilitar triggers para o comando TRUNCATE o Postgres</text:p>
              </text:list-item>
              <text:list-item>
                <text:p>Permite o uso de triggers em views</text:p>
              </text:list-item>
              <text:list-item>
                <text:p>REQUER que sejam usadas funções como triggers (outros SGBD permitem comandos normais do SQL como ações de um trigge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ipos de triggers</text:p>
          </draw:text-box>
        </draw:frame>
        <draw:frame presentation:style-name="pr5" draw:layer="layout" svg:width="24cm" svg:height="12.18cm" svg:x="2cm" svg:y="4.081cm" presentation:class="outline" presentation:user-transformed="true">
          <draw:text-box>
            <text:list text:style-name="L3">
              <text:list-item>
                <text:p><text:span text:style-name="T1">Os triggers podem ser de dois tipos</text:span></text:p>
                <text:list>
                  <text:list-item>
                    <text:p><text:span text:style-name="T1">Row-level</text:span></text:p>
                    <text:list>
                      <text:list-item>
                        <text:p><text:span text:style-name="T1">A função é chamada para cada linha </text:span><text:span text:style-name="T1">afetada</text:span></text:p>
                      </text:list-item>
                    </text:list>
                  </text:list-item>
                  <text:list-item>
                    <text:p><text:span text:style-name="T1">Statement-level</text:span></text:p>
                    <text:list>
                      <text:list-item>
                        <text:p><text:span text:style-name="T1">A função é chamada para cada comando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emplo:</text:span></text:p>
                <text:list>
                  <text:list-item>
                    <text:p><text:span text:style-name="T1">UPDATE alunos SET nota = 6 WHERE nota &lt; 6</text:span></text:p>
                    <text:list>
                      <text:list-item>
                        <text:p><text:span text:style-name="T1"><text:s/></text:span><text:span text:style-name="T1">Trigger row-level: Uma chamada para cada </text:span><text:span text:style-name="T1">registro afetado</text:span></text:p>
                      </text:list-item>
                      <text:list-item>
                        <text:p><text:span text:style-name="T1">Trigger statement-level: Uma única </text:span><text:span text:style-name="T1">chamad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riando um trigg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ara criar um trigger são necessários dois passos</text:p>
                <text:list>
                  <text:list-item>
                    <text:p>Criar a função que será associada ao trigger</text:p>
                  </text:list-item>
                  <text:list-item>
                    <text:p>Associar a função a um determinado evento (INSERT, DELETE, etc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riando uma função trigg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 sintaxe é parecida com a criação de funções normais, exceto que: </text:p>
                <text:list>
                  <text:list-item>
                    <text:p>A função não tem parâmetros</text:p>
                  </text:list-item>
                  <text:list-item>
                    <text:p>O tipo do retorno é o tipo TRIGG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Variáveis especiais em um trigg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 função trigger tem acesso a algumas variáveis especiais</text:p>
              </text:list-item>
              <text:list-item>
                <text:p>Destacaremos duas, por enquanto, NEW e OLD (disponíveis quando usamos “FOR EACH ROW”)</text:p>
                <text:list>
                  <text:list-item>
                    <text:p>NEW representa o novo registro, que vai ser ou foi inserido/atualizado na tabela</text:p>
                  </text:list-item>
                  <text:list-item>
                    <text:p>OLD representa o registro antigo, que vai ser atualizado/deletado na tabel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emplate de função trigge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CREATE FUNCTION nome() </text:p>
                <text:p><text:s text:c="3"/>RETURNS TRIGGER </text:p>
                <text:p><text:s text:c="3"/>LANGUAGE PLPGSQL</text:p>
                <text:p>AS $$</text:p>
                <text:p>BEGIN</text:p>
                <text:p><text:s text:c="3"/>-- corpo do trigger</text:p>
                <text:p>END;</text:p>
                <text:p>$$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emplate adição trigg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-- evento pode ser INSERT, DELETE, UPDATE ou TRUNCATE<text:line-break/><text:line-break/>CREATE TRIGGER nome_trigger </text:p>
                <text:p><text:s text:c="3"/>{BEFORE | AFTER} { evento }</text:p>
                <text:p><text:s text:c="3"/>ON nome_tabela</text:p>
                <text:p><text:s text:c="3"/>[FOR [EACH] { ROW | STATEMENT }]</text:p>
                <text:p><text:s text:c="7"/>EXECUTE PROCEDURE nome_função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emplo 1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er arquivo trigger1.sql</text:p>
                <text:p>https://tinyurl.com/ifsultriggers1</text:p>
              </text:list-item>
              <text:list-item>
                <text:p>Crie os triggers e as funções</text:p>
              </text:list-item>
              <text:list-item>
                <text:p>Insira um registro na tabela com o comando abaixo</text:p>
                <text:p>INSERT INTO teacher (id, name, side) VALUES (1, 'Palpatine dois', 'Dark')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emplo 2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er arquivo trigger2.sql</text:p>
                <text:p>https://tinyurl.com/ifsultriggers2</text:p>
              </text:list-item>
              <text:list-item>
                <text:p>Crie os triggers e as funções</text:p>
              </text:list-item>
              <text:list-item>
                <text:p>Insira um registro na tabela com o comando abaixo</text:p>
                <text:p>INSERT INTO teacher (id, name, side) VALUES (1, 'Palpatine dois', 'Dark');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presentation:style-name="pr7" draw:text-style-name="P3" draw:layer="layout" svg:width="24cm" svg:height="12.18cm" svg:x="2cm" svg:y="6cm" presentation:class="subtitle">
          <draw:text-box>
            <text:p>Exercícios <text:line-break/><text:line-break/>(Utilize para ambos as tabelas criadas na lista de exercícios 2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ercício 1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magine que nenhum professor pode ter o atributo level menor do que 60. Crie um trigger e uma função correspondente que sempre que for inserido um usuário com nível menor que 60, o nível será alterado para 60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ercício 2</text:p>
          </draw:text-box>
        </draw:frame>
        <draw:frame presentation:style-name="pr5" draw:layer="layout" svg:width="24cm" svg:height="12.18cm" svg:x="2cm" svg:y="4.02cm" presentation:class="outline" presentation:user-transformed="true">
          <draw:text-box>
            <text:list text:style-name="L3">
              <text:list-item>
                <text:p>Crie uma tabela auxiliar chamada stats com duas colunas total_power_light e total_power_dark (com valores inicialmente 0)</text:p>
              </text:list-item>
              <text:list-item>
                <text:p>Sempre que um novo usuário for inserido o total do lado correspondente (‘Light’ ou ‘Dark’) deve ser incrementado</text:p>
              </text:list-item>
              <text:list-item>
                <text:p>Também através de triggers padronize o valor do campo de maneira que se o insert for feito usando somente letras minúsculas, a primeira letra deverá sempre ser colocada em maíscul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esumo</text:p>
          </draw:text-box>
        </draw:frame>
        <draw:frame presentation:style-name="pr5" draw:layer="layout" svg:width="24cm" svg:height="12.18cm" svg:x="2.2cm" svg:y="5cm" presentation:class="outline" presentation:user-transformed="true">
          <draw:text-box>
            <text:list text:style-name="L3">
              <text:list-item>
                <text:p>Triggers são muito úteis e bastante utilizados</text:p>
              </text:list-item>
              <text:list-item>
                <text:p>Podem ajudar a manter um banco consistente</text:p>
              </text:list-item>
              <text:list-item>
                <text:p>Concentram a lógica que precisaria estar dividida em múltiplos locais (ex: site e app móvel)</text:p>
              </text:list-item>
              <text:list-item>
                <text:p>Porém podem gerar comportamentos estranhos e bugs difíceis de resolver: use com moderação e documente a solu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https://www.postgresqltutorial.com/postgresql-triggers/</text:p>
              </text:list-item>
              <text:list-item>
                <text:p>https://www.postgresql.org/docs/current/trigger-definition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22H21M15S</meta:editing-duration>
    <meta:editing-cycles>172</meta:editing-cycles>
    <meta:generator>LibreOffice/7.3.7.2$Linux_X86_64 LibreOffice_project/30$Build-2</meta:generator>
    <dc:title>Impress</dc:title>
    <dc:date>2024-10-09T01:32:12.836906813</dc:date>
    <meta:document-statistic meta:object-count="114"/>
  </office:meta>
</office:document-meta>
</file>